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0pt" style:font-size-asian="8.75pt" style:font-size-complex="10pt"/>
    </style:style>
    <style:style style:name="P2" style:family="paragraph" style:parent-style-name="Standard">
      <style:text-properties fo:color="#000000" style:font-name="Monospace" fo:font-size="8pt" style:font-name-asian="Monospace" style:font-size-asian="8pt" style:font-name-complex="Monospace" style:font-size-complex="8pt"/>
    </style:style>
    <style:style style:name="P3" style:family="paragraph" style:parent-style-name="Standard">
      <style:text-properties fo:color="#000000" style:font-name="Monospace" fo:font-size="8pt" fo:font-weight="normal" style:font-size-asian="8pt" style:font-weight-asian="normal" style:font-size-complex="8pt" style:font-weight-complex="normal"/>
    </style:style>
    <style:style style:name="P4" style:family="paragraph" style:parent-style-name="Standard">
      <style:text-properties fo:color="#000000" style:font-name="Monospace" fo:font-size="8pt" style:font-size-asian="8pt" style:font-size-complex="8pt"/>
    </style:style>
    <style:style style:name="P5" style:family="paragraph" style:parent-style-name="Standard">
      <style:text-properties style:font-name="Monospace" fo:font-size="10pt" fo:font-weight="bold" style:font-size-asian="8.75pt" style:font-weight-asian="bold" style:font-size-complex="10pt" style:font-weight-complex="bold"/>
    </style:style>
    <style:style style:name="P6" style:family="paragraph" style:parent-style-name="Standard">
      <style:text-properties style:font-name="Monospace" fo:font-size="9pt" style:font-size-asian="9pt" style:font-size-complex="9pt"/>
    </style:style>
    <style:style style:name="P7" style:family="paragraph" style:parent-style-name="Standard">
      <style:text-properties style:font-name="Monospace" fo:font-size="9pt" fo:font-weight="bold" style:font-size-asian="9pt" style:font-weight-asian="bold" style:font-size-complex="9pt" style:font-weight-complex="bold"/>
    </style:style>
    <style:style style:name="P8" style:family="paragraph" style:parent-style-name="Standard">
      <style:text-properties style:font-name="Monospace" fo:font-size="9pt" fo:font-style="normal" fo:font-weight="bold" style:font-size-asian="9pt" style:font-style-asian="normal" style:font-weight-asian="bold" style:font-size-complex="9pt" style:font-style-complex="normal" style:font-weight-complex="bold"/>
    </style:style>
    <style:style style:name="P9" style:family="paragraph" style:parent-style-name="Standard">
      <style:text-properties style:font-name="Monospace" fo:font-size="9pt" fo:font-weight="normal" style:font-size-asian="9pt" style:font-weight-asian="normal" style:font-size-complex="9pt" style:font-weight-complex="normal"/>
    </style:style>
    <style:style style:name="P10" style:family="paragraph" style:parent-style-name="Standard">
      <style:text-properties style:font-name="Monospace" fo:font-size="8pt" style:font-size-asian="8pt" style:font-size-complex="8pt"/>
    </style:style>
    <style:style style:name="P11" style:family="paragraph" style:parent-style-name="Standard">
      <style:text-properties style:font-name="Monospace" fo:font-size="8pt" fo:font-weight="normal" style:font-size-asian="8pt" style:font-weight-asian="normal" style:font-size-complex="8pt" style:font-weight-complex="normal"/>
    </style:style>
    <style:style style:name="T1" style:family="text">
      <style:text-properties fo:font-size="12pt" style:font-size-asian="12pt" style:font-size-complex="12pt"/>
    </style:style>
    <style:style style:name="T2" style:family="text">
      <style:text-properties fo:font-style="italic" style:font-style-asian="italic" style:font-style-complex="italic"/>
    </style:style>
    <style:style style:name="T3" style:family="text">
      <style:text-properties fo:color="#000000" style:font-name="Monospace" style:font-name-asian="Monospace" style:font-name-complex="Monospace"/>
    </style:style>
    <style:style style:name="T4" style:family="text">
      <style:text-properties fo:color="#000000" style:font-name-asian="Monospace" style:font-name-complex="Monospace"/>
    </style:style>
    <style:style style:name="T5" style:family="text">
      <style:text-properties fo:color="#000000" style:font-name="Monospace" style:font-name-asian="Monospace" style:font-size-asian="10pt" style:font-name-complex="Monospace"/>
    </style:style>
    <style:style style:name="T6" style:family="text">
      <style:text-properties fo:color="#000000" style:font-name="Monospace" style:font-name-asian="Monospace" style:font-name-complex="Monospace"/>
    </style:style>
    <style:style style:name="T7" style:family="text">
      <style:text-properties fo:color="#000000" style:font-name="Monospace" fo:font-size="10pt" style:font-name-asian="Monospace" style:font-size-asian="10pt" style:font-name-complex="Monospace" style:font-size-complex="10pt"/>
    </style:style>
    <style:style style:name="T8" style:family="text">
      <style:text-properties fo:color="#000000" style:font-name-asian="Monospace" style:font-name-complex="Monospace"/>
    </style:style>
    <style:style style:name="T9" style:family="text">
      <style:text-properties fo:color="#7f0055" style:font-name="Monospace" fo:font-weight="bold" style:font-name-asian="Monospace" style:font-size-asian="10pt" style:font-weight-asian="bold" style:font-name-complex="Monospace" style:font-weight-complex="bold"/>
    </style:style>
    <style:style style:name="T10" style:family="text">
      <style:text-properties fo:color="#7f0055" style:font-name="Monospace" fo:font-weight="bold" style:font-name-asian="Monospace" style:font-weight-asian="bold" style:font-name-complex="Monospace" style:font-weight-complex="bold"/>
    </style:style>
    <style:style style:name="T11" style:family="text">
      <style:text-properties style:font-name="Monospace"/>
    </style:style>
    <style:style style:name="T12" style:family="text">
      <style:text-properties style:font-name="Monospace" fo:font-size="12pt" style:font-size-asian="12pt" style:font-size-complex="12pt"/>
    </style:style>
    <style:style style:name="T13" style:family="text">
      <style:text-properties style:font-name="Monospace" fo:font-size="9pt" style:font-size-asian="9pt" style:font-size-complex="9pt"/>
    </style:style>
    <style:style style:name="T14" style:family="text">
      <style:text-properties style:font-name="Monospace" fo:font-size="9pt" fo:font-weight="bold" style:font-size-asian="9pt" style:font-weight-asian="bold" style:font-size-complex="9pt" style:font-weight-complex="bold"/>
    </style:style>
    <style:style style:name="T15" style:family="text">
      <style:text-properties style:font-name="Monospace" style:font-name-asian="Monospace" style:font-name-complex="Monospace"/>
    </style:style>
    <style:style style:name="T16" style:family="text">
      <style:text-properties style:font-name="Monospace" fo:font-size="10pt" style:font-name-asian="Monospace" style:font-size-asian="10pt" style:font-name-complex="Monospace" style:font-size-complex="10pt"/>
    </style:style>
    <style:style style:name="T17" style:family="text">
      <style:text-properties style:font-name-asian="Monospace" style:font-name-complex="Monospace"/>
    </style:style>
    <style:style style:name="T18" style:family="text">
      <style:text-properties style:font-size-asian="10pt"/>
    </style:style>
    <style:style style:name="T19" style:family="text">
      <style:text-properties fo:font-size="10pt" style:font-name-asian="Monospace" style:font-size-asian="10pt" style:font-name-complex="Monospace" style:font-size-complex="10pt"/>
    </style:style>
    <style:style style:name="T20" style:family="text">
      <style:text-properties fo:font-size="9pt" style:font-size-asian="9pt" style:font-size-complex="9pt"/>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fo:color="#3f7f5f" style:font-name="Monospace" fo:font-size="10pt" style:font-name-asian="Monospace" style:font-size-asian="10pt" style:font-name-complex="Monospace"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OAI-PMH Allgemein</text:p>
      <text:p text:style-name="P6">Das Protocol for Metadata Harvesting (OAI-PMH) ist eine REST Schnittstelle zum Austausch von XML basierenden Metadaten. Die Übertragung erfolgt zwischen einem sogenannten Data Provider (stellt die XML Daten bereit) und einem Harvester, welcher die Daten per REST abfragt und 'sammelt'. In der Regel werden die gesammelten Daten von verschiedenen Data Providern in einem Service Provider aufbereitet und in einem neuen Portal durchsuchbar gemacht (siehe &lt;link&gt;europeana&lt;/link&gt;).</text:p>
      <text:p text:style-name="P6"/>
      <text:p text:style-name="P6">Weitere Informationen</text:p>
      <text:p text:style-name="P1"><text:span text:style-name="T13">Wikipedia: </text:span><text:a xlink:type="simple" xlink:href="http://de.wikipedia.org/wiki/Open_Archives_Initiative"><text:span text:style-name="T13">http://de.wikipedia.org/wiki/Open_Archives_Initiative</text:span></text:a></text:p>
      <text:p text:style-name="P1"><text:span text:style-name="T13">Schnittstellenbeschreibung: </text:span><text:a xlink:type="simple" xlink:href="http://www.openarchives.org/OAI/openarchivesprotocol.html"><text:span text:style-name="T13">http://www.openarchives.org/OAI/openarchivesprotocol.html</text:span></text:a></text:p>
      <text:p text:style-name="P1"><text:span text:style-name="T13">Schnittstellentest: </text:span><text:a xlink:type="simple" xlink:href="http://re.cs.uct.ac.za/"><text:span text:style-name="T13">http://re.cs.uct.ac.za/</text:span></text:a></text:p>
      <text:p text:style-name="P6"/>
      <text:p text:style-name="P8">OAI-PMH in MyCoRe</text:p>
      <text:p text:style-name="P6">Die Implementierung der MyCoRe-OAI-PMH Schnittstelle baut auf mehreren Maven Modulen auf. Hier eine Kurzzusammenfassung:</text:p>
      <text:p text:style-name="P6">oaipmh: Basisimplementierung der OAI-PMH-Schnittstelle in Java.</text:p>
      <text:p text:style-name="P6">oaipmh-dataprovider: Ein API zur Bereitstellung eines Data Providers.</text:p>
      <text:p text:style-name="P6">oaipmh-harvester: Ein API zum abfragen und sammeln von XML Daten.</text:p>
      <text:p text:style-name="P6">mycore-oai: Die MyCoRe Implementierung der OAI-PMH-Schnittstelle. Baut auf dem oaipmh-dataprovider Modul auf.</text:p>
      <text:p text:style-name="P6"/>
      <text:p text:style-name="P1"><text:span text:style-name="T14">oaipmh (</text:span><text:a xlink:type="simple" xlink:href="http://www.mycore.de/viewvc/viewvc.cgi/maven/oaipmh/"><text:span text:style-name="T14">http://www.mycore.de/viewvc/viewvc.cgi/maven/oaipmh/</text:span></text:a><text:span text:style-name="T14">)</text:span></text:p>
      <text:p text:style-name="P6">Dieses Maven Modul implementiert die vollständige OAI-PMH-Schnittstelle in Java. Damit stellt sie die Basis für alle weiteren OAI-PMH Module dar.</text:p>
      <text:p text:style-name="P6"/>
      <text:p text:style-name="P1"><text:span text:style-name="T14">oaipmh-dataprovider (</text:span><text:a xlink:type="simple" xlink:href="http://www.mycore.de/viewvc/viewvc.cgi/maven/oaipmh-dataprovider/"><text:span text:style-name="T14">http://www.mycore.de/viewvc/viewvc.cgi/maven/oaipmh-dataprovider/</text:span></text:a><text:span text:style-name="T14">)</text:span></text:p>
      <text:p text:style-name="P6">Dieses API bietet die Möglichkeit seine Anwendung mit einem eigenen OAI-PMH Data Provider auszustatten und damit XML Daten auszuliefern. Um seinen eigenen Data Provider zu entwickeln muss man zuerst eine neue Klasse anlegen, welche das <text:span text:style-name="T2">OAIAdapter</text:span> Interface implementiert.</text:p>
      <text:p text:style-name="P6"/>
      <text:p text:style-name="P6">&lt;code&gt;</text:p>
      <text:p text:style-name="P10">public class MyOAIAdapter implements OAIAdapter {</text:p>
      <text:p text:style-name="P10"/>
      <text:p text:style-name="P10"><text:s text:c="2"/>… implement all interface methods here …</text:p>
      <text:p text:style-name="P10"/>
      <text:p text:style-name="P10">}</text:p>
      <text:p text:style-name="P6">&lt;/code&gt;</text:p>
      <text:p text:style-name="P6"/>
      <text:p text:style-name="P6">Das Interface verwendet Klassen aus dem oaipmh Modul um eine saubere Implementierung zu ermöglichen. Die meisten Anwendungsfälle lassen sich mit den mitgelieferten Klassen abbilden:</text:p>
      <text:p text:style-name="P6"/>
      <text:p text:style-name="P6">&lt;code&gt;</text:p>
      <text:p text:style-name="P10">public class MyOAIAdapter implements OAIAdapter {</text:p>
      <text:p text:style-name="P10"/>
      <text:p text:style-name="P10"><text:s text:c="2"/>@Override</text:p>
      <text:p text:style-name="P10"><text:s text:c="2"/>public Identify getIdentify() {</text:p>
      <text:p text:style-name="P10"><text:s text:c="4"/>Identify i = new SimpleIdentify();</text:p>
      <text:p text:style-name="P10"><text:s text:c="4"/>i.s<text:span text:style-name="T4">etRepositoryName(„My OAI-PMH Repository“);</text:span></text:p>
      <text:p text:style-name="P10"><text:s text:c="4"/>i.setGranularity(Granularity.YYYY_MM_DD);</text:p>
      <text:p text:style-name="P10"><text:s text:c="4"/>i.<text:span text:style-name="T3">getDescriptionList().add(new OAIIdentifierDescription(„my.de“, „sample_record“));</text:span></text:p>
      <text:p text:style-name="P2"><text:s text:c="4"/>...</text:p>
      <text:p text:style-name="P10"><text:s text:c="4"/>return i;</text:p>
      <text:p text:style-name="P10"><text:s text:c="2"/>}</text:p>
      <text:p text:style-name="P10"/>
      <text:p text:style-name="P10">}</text:p>
      <text:p text:style-name="P6">&lt;/code&gt;</text:p>
      <text:p text:style-name="P6"/>
      <text:p text:style-name="P6">Um einen Idee zu bekommen wie man einen Adapter implementiert, lohnt es sich, den JUnit Test SimpleOAIAdapter oder die MyCoRe Implementierung – MCROAIAdapter – anzuschauen.</text:p>
      <text:p text:style-name="P6"/>
      <text:p text:style-name="P6">Für eine einfache Integration in die Webanwendung stellt das oaipmh-dataprovider Modul die drei Klassen OAIRequest, OAIResponse und OAIXMLProvider zur Verfügung. Wie diese zu verwenden sind wird im folgenden Beispiel veranschaulicht:</text:p>
      <text:p text:style-name="P6"/>
      <text:p text:style-name="P6">&lt;code&gt;</text:p>
      <text:p text:style-name="P10">public ... handleMyOAIRequest(<text:span text:style-name="T3">Map&lt;String, List&lt;String&gt;&gt; httpParameter</text:span>) {</text:p>
      <text:p text:style-name="P10"><text:s text:c="2"/>// create new oai request</text:p>
      <text:p text:style-name="P10"><text:span text:style-name="T3"><text:s text:c="2"/>OAIRequest oaiRequest = </text:span><text:span text:style-name="T10">new</text:span><text:span text:style-name="T3"> OAIRequest(httpParameter);</text:span></text:p>
      <text:p text:style-name="P10"><text:soft-page-break/><text:s text:c="2"/>// create new JAXB XML Provider</text:p>
      <text:p text:style-name="P10"><text:s text:c="2"/><text:span text:style-name="T3">OAIXMLProvider oaiProvider = </text:span><text:span text:style-name="T10">new</text:span><text:span text:style-name="T3"> JAXBOAIProvider(new MyOAIAdapter());</text:span></text:p>
      <text:p text:style-name="P10"><text:span text:style-name="T3"><text:s text:c="2"/>// handle request</text:span></text:p>
      <text:p text:style-name="P10"><text:span text:style-name="T3"><text:s text:c="2"/>OAIResponse oaiResponse = oaiProvider.handleRequest(oaiRequest);</text:span></text:p>
      <text:p text:style-name="P10"><text:span text:style-name="T3"><text:s text:c="2"/>// build xml response (JDOM)</text:span></text:p>
      <text:p text:style-name="P10"><text:span text:style-name="T3"><text:s text:c="2"/>Element xmlRespone = oaiResponse.toXML();</text:span></text:p>
      <text:p text:style-name="P10"><text:span text:style-name="T3"><text:s text:c="2"/>…</text:span></text:p>
      <text:p text:style-name="P10">}</text:p>
      <text:p text:style-name="P6">&lt;/code&gt;</text:p>
      <text:p text:style-name="P6"/>
      <text:p text:style-name="P6">Um eine Fehlervalidierung, z.B. der Parameter, muss man sich in der Regel nicht kümmern. Diese werden mit OAI-PMH Errorcodes beschrieben und vom Modul generiert.</text:p>
      <text:p text:style-name="P6"/>
      <text:p text:style-name="P5"><text:span text:style-name="T20">oaipmh-harvester (</text:span><text:a xlink:type="simple" xlink:href="http://www.mycore.de/viewvc/viewvc.cgi/maven/oaipmh-dataprovider/"><text:span text:style-name="T20">http://www.mycore.de/viewvc/viewvc.cgi/maven/oaipmh-harvester/</text:span></text:a><text:span text:style-name="T20">)</text:span></text:p>
      <text:p text:style-name="P9">Der OAI-PMH Harvester bietet ein API um Data Provider per HTTP anzusprechen. Die API ist sehr einfach gehalten und bietet denoch die vollständigen Abfragemöglichkeiten der OAI-PMH-Schnittstelle.</text:p>
      <text:p text:style-name="P9"/>
      <text:p text:style-name="P9">&lt;code&gt;</text:p>
      <text:p text:style-name="P11">public <text:span text:style-name="T3">Identify</text:span> getIdentify() {</text:p>
      <text:p text:style-name="P10"><text:span text:style-name="T22"><text:s text:c="2"/></text:span><text:span text:style-name="T3">Harvester harvester = HarvesterBuilder.createNewInstance(„www.mydataprovider/oai“);</text:span></text:p>
      <text:p text:style-name="P10"><text:span text:style-name="T3"><text:s text:c="2"/>Identify identify = harvester.getIdentify();</text:span></text:p>
      <text:p text:style-name="P10"><text:span text:style-name="T3"><text:s text:c="2"/>return identify;</text:span></text:p>
      <text:p text:style-name="P11">}</text:p>
      <text:p text:style-name="P11"/>
      <text:p text:style-name="P3">public void getRecords() {</text:p>
      <text:p text:style-name="P4"><text:span text:style-name="T22"><text:s text:c="2"/></text:span><text:span text:style-name="T17">Harvester harvester = HarvesterBuilder.createNewInstance(„www.mydataprovider/oai“);</text:span></text:p>
      <text:p text:style-name="P4"><text:span text:style-name="T17"><text:s text:c="2"/></text:span><text:span text:style-name="T17">OAIDataList&lt;Record&gt; recordList =</text:span><text:span text:style-name="T17"> harvester.</text:span><text:span text:style-name="T17">listRecords</text:span><text:span text:style-name="T17">(</text:span><text:span text:style-name="T17">"mets", null, null, "set1"</text:span><text:span text:style-name="T17">);</text:span></text:p>
      <text:p text:style-name="P4"><text:span text:style-name="T17"><text:s text:c="2"/>doSomething(recordList);</text:span></text:p>
      <text:p text:style-name="P4"><text:span text:style-name="T17"><text:s text:c="2"/>ResumptionToken rsToken = recordList.getResumptionToken();</text:span></text:p>
      <text:p text:style-name="P4"><text:span text:style-name="T17"><text:s text:c="2"/>while(rsToken != null)</text:span></text:p>
      <text:p text:style-name="P4"><text:span text:style-name="T17"><text:s text:c="4"/></text:span><text:span text:style-name="T17">recordList = </text:span><text:span text:style-name="T17">harvester.listRecords(rsToken.getToken());</text:span></text:p>
      <text:p text:style-name="P4"><text:span text:style-name="T17"><text:s text:c="4"/>doSomething(recordList);</text:span></text:p>
      <text:p text:style-name="P4"><text:span text:style-name="T17"><text:s text:c="4"/>rsToken = recordList.getResumptionToken();</text:span></text:p>
      <text:p text:style-name="P4"><text:span text:style-name="T17"><text:s text:c="2"/>}</text:span></text:p>
      <text:p text:style-name="P3">}</text:p>
      <text:p text:style-name="P9">&lt;/code&gt;</text:p>
      <text:p text:style-name="P9"/>
      <text:p text:style-name="P7">mycore-oai</text:p>
      <text:p text:style-name="P9">Das MyCore OAI-PMH Modul baut auf den beiden vorangestellten Modulen oaipmh und oaipmh-dataprovider auf. Für weitere Informationen schauen Sie bitte in die &lt;a href=“TODO“&gt;Dokumentation&lt;/a&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tthias Eichner</meta:initial-creator>
    <meta:creation-date>2011-10-13T11:40:52</meta:creation-date>
    <dc:date>2011-10-17T10:33:24</dc:date>
    <dc:creator>Matthias Eichner</dc:creator>
    <meta:editing-duration>PT72H23M54S</meta:editing-duration>
    <meta:editing-cycles>5</meta:editing-cycles>
    <meta:generator>OpenOffice.org/3.2$Unix OpenOffice.org_project/320m12$Build-9483</meta:generator>
    <meta:document-statistic meta:table-count="0" meta:image-count="0" meta:object-count="0" meta:page-count="2" meta:paragraph-count="73" meta:word-count="490" meta:character-count="4460"/>
  </office:meta>
</office:document-meta>
</file>